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1" fo:font-size="40pt" fo:font-weight="bold" style:font-size-asian="40pt" style:font-weight-asian="bold" style:font-size-complex="40pt" style:font-weight-complex="bold"/>
    </style:style>
    <style:style style:name="P3" style:family="paragraph" style:parent-style-name="Standard">
      <style:text-properties style:font-name="Andalus1" style:text-underline-style="non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fo:break-before="page"/>
      <style:text-properties style:font-name="Andalus1" fo:font-size="40pt" fo:font-weight="bold" style:font-size-asian="40pt" style:font-weight-asian="bold" style:font-size-complex="40pt" style:font-weight-complex="bold"/>
    </style:style>
    <style:style style:name="P6" style:family="paragraph" style:parent-style-name="Contents_20_Heading">
      <style:paragraph-properties fo:break-before="page"/>
    </style:style>
    <style:style style:name="P7" style:family="paragraph" style:parent-style-name="Heading">
      <style:paragraph-properties fo:text-align="center" style:justify-single-word="false"/>
      <style:text-properties style:font-name="Andalus1" fo:font-size="40pt" fo:font-weight="bold" style:font-size-asian="40pt" style:font-weight-asian="bold" style:font-size-complex="40pt" style:font-weight-complex="bold"/>
    </style:style>
    <style:style style:name="P8" style:family="paragraph" style:parent-style-name="Text_20_body">
      <style:text-properties style:font-name="Andalus1"/>
    </style:style>
    <style:style style:name="P9" style:family="paragraph" style:parent-style-name="Text_20_body">
      <style:paragraph-properties fo:text-align="justify" style:justify-single-word="false"/>
      <style:text-properties style:font-name="Andalus1" style:text-underline-style="none"/>
    </style:style>
    <style:style style:name="P10"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11"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251cm" fo:margin-right="0cm" fo:text-indent="-0.762cm" style:auto-text-indent="false"/>
      <style:text-properties style:font-name="Andalus1"/>
    </style:style>
    <style:style style:name="P14"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1" style:text-underline-style="non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Heading">
      <style:paragraph-properties fo:text-align="center" style:justify-single-word="false" fo:break-before="page"/>
      <style:text-properties style:font-name="Andalus1" fo:font-size="40pt" fo:font-weight="normal" style:font-size-asian="40pt" style:font-weight-asian="normal" style:font-size-complex="40pt" style:font-weight-complex="normal"/>
    </style:style>
    <style:style style:name="P19" style:family="paragraph" style:parent-style-name="Heading">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20"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22"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ext_20_body">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25" style:family="paragraph" style:parent-style-name="Text_20_body">
      <style:text-properties fo:font-size="10pt" fo:font-weight="normal" style:font-size-asian="10pt" style:font-weight-asian="normal" style:font-size-complex="10pt"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8" style:family="paragraph" style:parent-style-name="Text_20_body">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9" style:family="paragraph" style:parent-style-name="Text_20_body" style:list-style-name="L1">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0" style:family="paragraph" style:parent-style-name="Text_20_body" style:list-style-name="L2">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1" style:family="paragraph" style:parent-style-name="Text_20_body" style:list-style-name="L3">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2" style:family="paragraph" style:parent-style-name="Text_20_body" style:list-style-name="L4">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3" style:family="paragraph" style:parent-style-name="Text_20_body" style:list-style-name="L5">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4" style:family="paragraph" style:parent-style-name="Text_20_body" style:list-style-name="L6">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5" style:family="paragraph" style:parent-style-name="Text_20_body" style:list-style-name="L7">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6" style:family="paragraph" style:parent-style-name="Text_20_body">
      <style:paragraph-properties fo:margin-left="0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style:text-properties fo:font-weight="normal" style:font-weight-asian="normal" style:font-weight-complex="normal"/>
    </style:style>
    <style:style style:name="P39" style:family="paragraph" style:parent-style-name="Heading_20_1">
      <style:paragraph-properties fo:text-align="center" style:justify-single-word="false" fo:break-before="page"/>
    </style:style>
    <style:style style:name="P40" style:family="paragraph" style:parent-style-name="Heading_20_2">
      <style:text-properties style:font-name="Andalus1" style:text-underline-style="solid" style:text-underline-width="auto" style:text-underline-color="font-color"/>
    </style:style>
    <style:style style:name="P41" style:family="paragraph" style:parent-style-name="Heading_20_2">
      <style:paragraph-properties fo:line-height="150%"/>
      <style:text-properties style:font-name="Andalus1" style:text-underline-style="solid" style:text-underline-width="auto" style:text-underline-color="font-color"/>
    </style:style>
    <style:style style:name="P42" style:family="paragraph" style:parent-style-name="Heading_20_2">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Heading_20_2">
      <style:text-properties fo:font-weight="normal" style:font-weight-asian="normal" style:font-weight-complex="normal"/>
    </style:style>
    <style:style style:name="P44" style:family="paragraph" style:parent-style-name="Heading_20_2">
      <style:paragraph-properties fo:break-before="page"/>
      <style:text-properties style:font-name="Andalus1" style:text-underline-style="solid" style:text-underline-width="auto" style:text-underline-color="font-color"/>
    </style:style>
    <style:style style:name="P45" style:family="paragraph" style:parent-style-name="Heading_20_2">
      <style:paragraph-properties fo:break-before="page"/>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Heading_20_3">
      <style:text-properties style:font-name="Andalus1" fo:font-size="10pt" style:text-underline-style="solid" style:text-underline-width="auto" style:text-underline-color="font-color" fo:font-weight="normal" style:font-size-asian="10pt" style:font-weight-asian="normal" style:font-size-complex="10pt" style:font-weight-complex="normal"/>
    </style:style>
    <style:style style:name="P47" style:family="paragraph" style:parent-style-name="Heading_20_3">
      <style:text-properties style:font-name="Andalus1" fo:font-size="10pt" style:text-underline-style="none" fo:font-weight="normal" style:font-size-asian="10pt" style:font-weight-asian="normal" style:font-size-complex="10pt" style:font-weight-complex="normal"/>
    </style:style>
    <style:style style:name="P48" style:family="paragraph" style:parent-style-name="Heading_20_3">
      <style:text-properties fo:font-size="10pt" fo:font-weight="normal" style:font-size-asian="10pt" style:font-weight-asian="normal" style:font-size-complex="10pt" style:font-weight-complex="normal"/>
    </style:style>
    <style:style style:name="P49" style:family="paragraph">
      <style:paragraph-properties fo:text-align="center"/>
    </style:style>
    <style:style style:name="P50" style:family="paragraph">
      <style:paragraph-properties fo:text-align="center"/>
      <style:text-properties fo:font-size="8pt" style:font-size-asian="8pt" style:font-size-complex="8pt"/>
    </style:style>
    <style:style style:name="P51" style:family="paragraph">
      <style:text-properties fo:font-size="8pt" style:font-size-asian="8pt" style:font-size-complex="8pt"/>
    </style:style>
    <style:style style:name="P52" style:family="paragraph">
      <style:text-properties fo:font-size="10pt" style:font-size-asian="10pt" style:font-size-complex="10pt"/>
    </style:style>
    <style:style style:name="P53" style:family="paragraph">
      <style:paragraph-properties fo:text-align="center"/>
      <style:text-properties fo:font-size="10pt" style:font-size-asian="10pt" style:font-size-complex="10pt"/>
    </style:style>
    <style:style style:name="T1" style:family="text">
      <style:text-properties style:font-name="Andalu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1" fo:font-size="10pt" style:text-underline-style="none" fo:font-weight="normal" style:font-size-asian="10pt" style:font-weight-asian="normal" style:font-size-complex="10pt" style:font-weight-complex="normal"/>
    </style:style>
    <style:style style:name="T3" style:family="text">
      <style:text-properties style:font-name="Andalus1" fo:font-size="10pt" style:text-underline-style="solid" style:text-underline-width="auto" style:text-underline-color="font-color" style:font-size-asian="10pt" style:font-size-complex="10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6pt" style:text-underline-style="none" fo:font-weight="bold" style:font-size-asian="16pt" style:font-weight-asian="bold" style:font-size-complex="16pt" style:font-weight-complex="bold"/>
    </style:style>
    <style:style style:name="T6" style:family="text">
      <style:text-properties fo:font-size="10pt"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weight="bold" style:font-weight-asian="bold" style:font-weight-complex="bold"/>
    </style:style>
    <style:style style:name="T9"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4"/>
      <text:p text:style-name="P4"/>
      <text:p text:style-name="P4"/>
      <text:p text:style-name="P4"><text:tab/><text:tab/><text:tab/><text:tab/><text:tab/><text:tab/><text:tab/>Jérôme Jézéquel 201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15"><text:s/>SYSTEME TECHNIQUE <text:s/><text:tab/>4</text:p>
          <text:p text:style-name="P16">1 <text:s/>Mise en situation<text:tab/>4</text:p>
          <text:p text:style-name="P16">2 <text:s/>Présentation du système technique<text:tab/>5</text:p>
          <text:p text:style-name="P17">2.1 <text:s/>Choix d'un récepteur superhétérodyne<text:tab/>5</text:p>
          <text:p text:style-name="P17">2.2 <text:s/>Présentation de la façade<text:tab/>6</text:p>
          <text:p text:style-name="P17">2.3 <text:s/>Présentation de la face arrière<text:tab/>6</text:p>
          <text:p text:style-name="P16">3 <text:s/>Analyse Fonctionnelle du système<text:tab/>7</text:p>
          <text:p text:style-name="P17">3.1 <text:s/>Fonction d'usage<text:tab/>7</text:p>
          <text:p text:style-name="P17">3.2 <text:s/>Schéma fonctionnel de niveau 1 :<text:tab/>7</text:p>
          <text:p text:style-name="P17">3.3 <text:s/>Schéma fonctionnel de niveau 2 :<text:tab/>7</text:p>
          <text:p text:style-name="P15"><text:s/>JK330<text:tab/>9</text:p>
          <text:p text:style-name="P16">1 <text:s/>Analyse fonctionnelle :<text:tab/>9</text:p>
          <text:p text:style-name="P16">2 <text:s/>Schéma fonctionnel du 1 er degrés<text:tab/>9</text:p>
        </text:index-body>
      </text:table-of-content>
      <text:p text:style-name="P4"/>
      <text:p text:style-name="P5"/>
      <text:p text:style-name="P2"/>
      <text:p text:style-name="P2"/>
      <text:p text:style-name="P2"/>
      <text:p text:style-name="P7">Présentation Générale</text:p>
      <text:h text:style-name="P37" text:outline-level="1" text:is-list-header="true"/>
      <text:h text:style-name="P39" text:outline-level="1"><text:span text:style-name="T1">SYSTEME TECHNIQUE</text:span><text:span text:style-name="T5"><text:tab/></text:span><text:tab/></text:h>
      <text:h text:style-name="P41" text:outline-level="2">Mise en situation</text:h>
      <text:p text:style-name="P12"><text:tab/><text:span text:style-name="T2">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11"/>
      <text:p text:style-name="P14"/>
      <text:p text:style-name="P8"><draw:ellipse text:anchor-type="paragraph" draw:z-index="0" draw:style-name="gr1" draw:text-style-name="P49" svg:width="5.217cm" svg:height="5.008cm" svg:x="5.685cm" svg:y="0.155cm"><text:p/></draw:ellipse><draw:line text:anchor-type="paragraph" draw:z-index="2" draw:style-name="gr3" draw:text-style-name="P49" svg:x1="8.297cm" svg:y1="0.834cm" svg:x2="8.316cm" svg:y2="0.233cm"><text:p/></draw:line><draw:line text:anchor-type="paragraph" draw:z-index="3" draw:style-name="gr3" draw:text-style-name="P49" svg:x1="8.038cm" svg:y1="0.233cm" svg:x2="8.297cm" svg:y2="0.512cm"><text:p/></draw:line><draw:line text:anchor-type="paragraph" draw:z-index="4" draw:style-name="gr3" draw:text-style-name="P50" svg:x1="8.548cm" svg:y1="0.291cm" svg:x2="8.317cm" svg:y2="0.527cm"><text:p/></draw:line><draw:line text:anchor-type="paragraph" draw:z-index="12" draw:style-name="gr3" draw:text-style-name="P49" svg:x1="8.317cm" svg:y1="0.381cm" svg:x2="10.127cm" svg:y2="0.834cm"><text:p/></draw:line><draw:frame text:anchor-type="paragraph" draw:z-index="13" draw:style-name="gr4" draw:text-style-name="P51" svg:width="2.117cm" svg:height="0.503cm" svg:x="7.408cm" svg:y="-0.199cm"><draw:text-box><text:p><text:span text:style-name="T9">OPERATEUR 1</text:span></text:p></draw:text-box></draw:frame></text:p>
      <text:p text:style-name="P13"><draw:line text:anchor-type="paragraph" draw:z-index="11" draw:style-name="gr3" draw:text-style-name="P49" svg:x1="10.126cm" svg:y1="1.469cm" svg:x2="10.126cm" svg:y2="-0.021cm"><text:p/></draw:line><draw:ellipse text:anchor-type="paragraph" draw:z-index="1" draw:style-name="gr2" draw:text-style-name="P49" svg:width="3.592cm" svg:height="3.629cm" svg:x="6.346cm" svg:y="0.189cm"><text:p text:style-name="P49">TERRE</text:p></draw:ellipse></text:p>
      <text:p text:style-name="P13"><draw:line text:anchor-type="paragraph" draw:z-index="10" draw:style-name="gr3" draw:text-style-name="P49" svg:x1="10.69cm" svg:y1="1.99cm" svg:x2="10.126cm" svg:y2="0.614cm"><text:p/></draw:line><draw:line text:anchor-type="paragraph" draw:z-index="9" draw:style-name="gr3" draw:text-style-name="P49" svg:x1="9.407cm" svg:y1="2.36cm" svg:x2="10.691cm" svg:y2="1.99cm"><text:p/></draw:line><draw:line text:anchor-type="paragraph" draw:z-index="8" draw:style-name="gr3" draw:text-style-name="P49" svg:x1="8.334cm" svg:y1="3.452cm" svg:x2="9.406cm" svg:y2="2.36cm"><text:p/></draw:line><draw:line text:anchor-type="paragraph" draw:z-index="7" draw:style-name="gr3" draw:text-style-name="P49" svg:x1="8.334cm" svg:y1="3.214cm" svg:x2="8.572cm" svg:y2="3.452cm"><text:p/></draw:line><draw:line text:anchor-type="paragraph" draw:z-index="6" draw:style-name="gr3" draw:text-style-name="P49" svg:x1="8.322cm" svg:y1="3.154cm" svg:x2="8.124cm" svg:y2="3.452cm"><text:p/></draw:line><draw:line text:anchor-type="paragraph" draw:z-index="5" draw:style-name="gr3" draw:text-style-name="P49" svg:x1="8.334cm" svg:y1="2.752cm" svg:x2="8.322cm" svg:y2="3.452cm"><text:p/></draw:line></text:p>
      <text:p text:style-name="P13"/>
      <text:p text:style-name="P13"/>
      <text:p text:style-name="P13"/>
      <text:p text:style-name="P13"/>
      <text:p text:style-name="P13"><draw:frame text:anchor-type="paragraph" draw:z-index="14" draw:style-name="gr5" draw:text-style-name="P51" svg:width="2.144cm" svg:height="0.595cm" svg:x="7.437cm" svg:y="0.644cm"><draw:text-box><text:p><text:span text:style-name="T9">OPERATEUR 2</text:span></text:p></draw:text-box></draw:frame></text:p>
      <text:p text:style-name="P13"/>
      <text:p text:style-name="P13"/>
      <text:p text:style-name="P12"><text:tab/><text:span text:style-name="T6">I</text:span><text:span text:style-name="T2">l s'agit d'un récepteur Superhétérodi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13"/>
      <text:h text:style-name="P40" text:outline-level="2" text:is-list-header="true"/>
      <text:h text:style-name="P44" text:outline-level="2">Présentation du système technique</text:h>
      <text:h text:style-name="P46" text:outline-level="3">Choix d'un récepteur superhétérodyne</text:h>
      <text:p text:style-name="P11">Le <text:s/>schéma synoptique d'un récepteur traditionnel avec un seul changement de fréquence est représenté ci-dessous.</text:p>
      <text:p text:style-name="P10"/>
      <text:p text:style-name="P10"><draw:line text:anchor-type="paragraph" draw:z-index="15" draw:style-name="gr3" draw:text-style-name="P49"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49" svg:width="1.244cm" svg:height="1.244cm" svg:x="5.897cm" svg:y="1.275cm"><text:p/></draw:circle><draw:line text:anchor-type="paragraph" draw:z-index="18" draw:style-name="gr3" draw:text-style-name="P49" svg:x1="4.87cm" svg:y1="1.884cm" svg:x2="5.897cm" svg:y2="1.884cm"><text:p/></draw:line><draw:line text:anchor-type="paragraph" draw:z-index="19" draw:style-name="gr3" draw:text-style-name="P49"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49" svg:width="1.377cm" svg:height="1.059cm" svg:x="10.633cm" svg:y="1.381cm"><text:p/></draw:rect><draw:line text:anchor-type="paragraph" draw:z-index="22" draw:style-name="gr3" draw:text-style-name="P49" svg:x1="9.527cm" svg:y1="1.884cm" svg:x2="10.554cm" svg:y2="1.884cm"><text:p/></draw:line><draw:line text:anchor-type="paragraph" draw:z-index="23" draw:style-name="gr3" draw:text-style-name="P49" svg:x1="12.009cm" svg:y1="1.937cm" svg:x2="13.036cm" svg:y2="1.937cm"><text:p/></draw:line><draw:rect text:anchor-type="paragraph" draw:z-index="24" draw:style-name="gr3" draw:text-style-name="P49"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49" svg:x1="6.505cm" svg:y1="2.519cm" svg:x2="6.505cm" svg:y2="3.18cm"><text:p/></draw:line><draw:circle text:anchor-type="paragraph" draw:z-index="29" draw:style-name="gr3" draw:text-style-name="P49"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49" svg:x1="6.135cm" svg:y1="1.487cm" svg:x2="6.955cm" svg:y2="2.307cm"><text:p/></draw:line><draw:line text:anchor-type="paragraph" draw:z-index="32" draw:style-name="gr3" draw:text-style-name="P49" svg:x1="6.955cm" svg:y1="1.487cm" svg:x2="6.135cm" svg:y2="2.307cm"><text:p/></draw:line></text:p>
      <text:p text:style-name="P10"/>
      <text:p text:style-name="P10"/>
      <text:p text:style-name="P10"/>
      <text:p text:style-name="P10"/>
      <text:p text:style-name="P10"/>
      <text:p text:style-name="P10"/>
      <text:p text:style-name="P10"/>
      <text:p text:style-name="P10"/>
      <text:p text:style-name="P10">Ce schéma est simplifié, mais il permettra de démontrer les limitations d'une telle structure. </text:p>
      <text:p text:style-name="P11">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p>
      <text:p text:style-name="P11">Maintenant, traitons le choix de la fréquence intermédiaire FI, L'intérêt de cette fréquence est de faciliter le traitement de Fin.</text:p>
      <text:p text:style-name="P11">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p>
      <text:p text:style-name="P11">Première constatation et conclusion, plus FI est faible et plus il est facile de l'amplifier et de le filtrer.</text:p>
      <text:p text:style-name="P11">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p>
      <text:p text:style-name="P11">Pour cette valeur, il n'y a pas de solution miracle, tout dépend de l’application. Le plus souvent, on rencontre les fréquences suivantes : 455Khz, 10,7Mhz, 21,4Mhz, 45Mhz, 70Mhz, 38,9Mhz en TV et 480Mhz en TVSat,</text:p>
      <text:p text:style-name="P9"><text:span text:style-name="T7">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oft-page-break/><text:span text:style-name="T7">large bande, il faudra que le filtre d'entrée soit asservit à l'oscillateur local ceci afin d'éliminer la fréquence image.</text:span></text:p>
      <text:p text:style-name="P11">Une des premières possibilités serai de tronçonner la bande des fréquence à recevoir en plusieurs sous bandes; mais ceci nous contraindrai à faire autant d’oscillateur local que de sous bande.</text:p>
      <text:p text:style-name="P11">Finalement une FI haute apporte une solution assez simple.</text:p>
      <text:p text:style-name="P11">On en a conclut que le schéma synoptique précédant ne convient pas pour l'application prévu dans ce récepteur. La principale cause étant la difficulté de réaliser l'oscillateur local.</text:p>
      <text:p text:style-name="P11">Si on prend le problème à l'envers, on s’aperçoit que l'on sait faire des oscillateurs allant de F à 2F, soit une octave. On sait aussi que la plage de couverture de l'oscillateur local est identique à celle de la plage de couverture du signal d'entré.</text:p>
      <text:p text:style-name="P11">FI = Fol min – Fin min = Fol max -Fin max</text:p>
      <text:p text:style-name="P11">FI &lt; Fin min ou FI&gt; Fin max</text:p>
      <text:p text:style-name="P11">Donc pour couvrir la plage de 3Mhz à 30Mhz, il faut que Fol min = 45 Mhz+3 Mhz soit 48 Mhz et FI &gt; 45 Mhz</text:p>
      <text:p text:style-name="P11">Donc Fol min = 48 Mhz, Fol max = 75 Mhz pour FI = 45 Mhz. De plus Fimage = 90 Mhz,</text:p>
      <text:p text:style-name="P11"><text:tab/>Comme Fimage &gt;&gt; FI, celle ci sera plus facile à supprimer et donc le filtrage sera plus facile,</text:p>
      <text:p text:style-name="P11">On effectuera un deuxième changement de fréquence à 9Mhz.</text:p>
      <text:p text:style-name="P11"/>
      <text:h text:style-name="P47" text:outline-level="3" text:is-list-header="true"/>
      <text:h text:style-name="P42" text:outline-level="2" text:is-list-header="true"/>
      <text:p text:style-name="P23"/>
      <text:h text:style-name="P45" text:outline-level="2">Analyse Fonctionnelle du système</text:h>
      <text:h text:style-name="P46" text:outline-level="3">Fonction d'usage</text:h>
      <text:p text:style-name="P10">La fonction du système est de permettre l'écoute et la transmission de signaux entre radioamateurs entre 3 Mhz et 30 Mhz parmi les modes de transmissions tel que FM AM SSB et CW,</text:p>
      <text:h text:style-name="P46" text:outline-level="3">Schéma fonctionnel de niveau 1 :</text:h>
      <text:p text:style-name="P10"><text:tab/></text:p>
      <text:p text:style-name="P27"><draw:frame text:anchor-type="paragraph" draw:z-index="41" draw:style-name="gr11" draw:text-style-name="P52" svg:width="1.528cm" svg:height="0.447cm" svg:x="11.201cm" svg:y="0.407cm"><draw:text-box><text:p><text:span text:style-name="T6">Opérateur</text:span></text:p></draw:text-box></draw:frame><draw:frame text:anchor-type="paragraph" draw:z-index="40" draw:style-name="gr10" draw:text-style-name="P52" svg:width="1.324cm" svg:height="0.548cm" svg:x="5.547cm" svg:y="0.185cm"><draw:text-box><text:p><text:span text:style-name="T6">Antenne</text:span></text:p></draw:text-box></draw:frame></text:p>
      <text:p text:style-name="P27"><draw:rect text:anchor-type="paragraph" draw:z-index="34" draw:style-name="gr2" draw:text-style-name="P49" svg:width="2.647cm" svg:height="1.532cm" svg:x="7.636cm" svg:y="0.275cm"><text:p text:style-name="P49">Traitement</text:p></draw:rect><draw:line text:anchor-type="paragraph" draw:z-index="35" draw:style-name="gr3" draw:text-style-name="P49" svg:x1="6.125cm" svg:y1="1.03cm" svg:x2="6.114cm" svg:y2="0.146cm"><text:p/></draw:line><draw:line text:anchor-type="paragraph" draw:z-index="36" draw:style-name="gr3" draw:text-style-name="P49" svg:x1="5.92cm" svg:y1="0.171cm" svg:x2="6.114cm" svg:y2="0.423cm"><text:p/></draw:line><draw:line text:anchor-type="paragraph" draw:z-index="37" draw:style-name="gr3" draw:text-style-name="P49" svg:x1="6.378cm" svg:y1="0.182cm" svg:x2="6.124cm" svg:y2="0.424cm"><text:p/></draw:line></text:p>
      <text:p text:style-name="P27"><draw:line text:anchor-type="paragraph" draw:z-index="33" draw:style-name="gr3" draw:text-style-name="P49" svg:x1="6.124cm" svg:y1="0.492cm" svg:x2="7.636cm" svg:y2="0.492cm"><text:p/></draw:line><draw:line text:anchor-type="paragraph" draw:z-index="38" draw:style-name="gr3" draw:text-style-name="P49"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27"/>
      <text:p text:style-name="P27"/>
      <text:p text:style-name="P27"/>
      <text:h text:style-name="P48" text:outline-level="3">Schéma fonctionnel de niveau 2 :</text:h>
      <text:p text:style-name="P3"/>
      <text:p text:style-name="P27"/>
      <text:p text:style-name="P27"><draw:frame text:anchor-type="paragraph" draw:z-index="48" draw:style-name="gr12" draw:text-style-name="P53" svg:width="3.019cm" svg:height="0.814cm" svg:x="11.419cm" svg:y="0.429cm"><draw:text-box><text:p text:style-name="P49"><text:span text:style-name="T6">Ondes accoustiques / Signal éléctrique</text:span></text:p></draw:text-box></draw:frame><draw:rect text:anchor-type="paragraph" draw:z-index="43" draw:style-name="gr2" draw:text-style-name="P53" svg:width="2.647cm" svg:height="1.532cm" svg:x="7.546cm" svg:y="0.277cm"><text:p text:style-name="P49"><text:span text:style-name="T6">Traitement</text:span></text:p></draw:rect><draw:line text:anchor-type="paragraph" draw:z-index="44" draw:style-name="gr3" draw:text-style-name="P49" svg:x1="6.035cm" svg:y1="1.032cm" svg:x2="6.024cm" svg:y2="0.148cm"><text:p/></draw:line><draw:line text:anchor-type="paragraph" draw:z-index="45" draw:style-name="gr3" draw:text-style-name="P49" svg:x1="5.83cm" svg:y1="0.173cm" svg:x2="6.024cm" svg:y2="0.425cm"><text:p/></draw:line><draw:line text:anchor-type="paragraph" draw:z-index="46" draw:style-name="gr3" draw:text-style-name="P49" svg:x1="6.288cm" svg:y1="0.183cm" svg:x2="6.034cm" svg:y2="0.425cm"><text:p/></draw:line><draw:frame text:anchor-type="paragraph" draw:z-index="49" draw:style-name="gr13" draw:text-style-name="P52" svg:width="2.871cm" svg:height="0.814cm" svg:x="2.96cm" svg:y="0.303cm"><draw:text-box><text:p><text:span text:style-name="T6">Ondes éléctromagnetique</text:span></text:p></draw:text-box></draw:frame></text:p>
      <text:p text:style-name="P27"><draw:line text:anchor-type="paragraph" draw:z-index="42" draw:style-name="gr3" draw:text-style-name="P49" svg:x1="6.034cm" svg:y1="0.494cm" svg:x2="7.546cm" svg:y2="0.494cm"><text:p/></draw:line><draw:line text:anchor-type="paragraph" draw:z-index="47" draw:style-name="gr3" draw:text-style-name="P49" svg:x1="10.192cm" svg:y1="0.476cm" svg:x2="11.351cm" svg:y2="0.476cm"><text:p/></draw:line></text:p>
      <text:p text:style-name="P27"/>
      <text:p text:style-name="P27"><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5"><draw:rect text:anchor-type="paragraph" draw:z-index="52" draw:style-name="gr2" draw:text-style-name="P53" svg:width="2.588cm" svg:height="1.22cm" svg:x="7.572cm" svg:y="0.402cm"><text:p text:style-name="P49"><text:span text:style-name="T6">Prise en compte </text:span></text:p><text:p text:style-name="P49"><text:span text:style-name="T6">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5"><draw:frame text:anchor-type="paragraph" draw:z-index="55" draw:style-name="gr15" draw:text-style-name="P52" svg:width="3.234cm" svg:height="0.814cm" svg:x="3.237cm" svg:y="0.333cm"><draw:text-box><text:p><text:span text:style-name="T6">Réglages des paramètres en façade</text:span></text:p></draw:text-box></draw:frame><draw:frame text:anchor-type="paragraph" draw:z-index="56" draw:style-name="gr16" draw:text-style-name="P52" svg:width="4.41cm" svg:height="1.147cm" svg:x="11.321cm" svg:y="0.363cm"><draw:text-box><text:p><text:span text:style-name="T6">Visualisation de la fréquence et des différents paramètres</text:span></text:p></draw:text-box></draw:frame></text:p>
      <text:p text:style-name="P25"><draw:custom-shape text:anchor-type="paragraph" draw:z-index="54" draw:style-name="gr14" draw:text-style-name="P49"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49"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18"/>
      <text:p text:style-name="P19"/>
      <text:p text:style-name="P19"/>
      <text:p text:style-name="P19">JK330</text:p>
      <text:p text:style-name="P24"/>
      <text:p text:style-name="P24"/>
      <text:p text:style-name="P24"/>
      <text:p text:style-name="P24"/>
      <text:p text:style-name="P24"/>
      <text:h text:style-name="P38" text:outline-level="1"><text:soft-page-break/>JK330</text:h>
      <text:h text:style-name="P43" text:outline-level="2">Analyse fonctionnelle :</text:h>
      <text:h text:style-name="Heading_20_3" text:outline-level="3"><text:span text:style-name="T3">Présentation de la façade</text:span></text:h>
      <text:p text:style-name="P10"/>
      <text:p text:style-name="P10">C'est à partir de la façade que tous les réglages seront effectués. Les fonctions suivantes seront accessibles directement en façade.</text:p>
      <text:p text:style-name="P10"/>
      <text:p text:style-name="P22">Afficheur Monochrome LCD 240*64</text:p>
      <text:p text:style-name="P10"/>
      <text:p text:style-name="P22">Voyants :</text:p>
      <text:p text:style-name="P22"/>
      <text:list xml:id="list6982343195544421347" text:style-name="L3">
        <text:list-item>
          <text:p text:style-name="P31">A : TX/RX</text:p>
        </text:list-item>
        <text:list-item>
          <text:p text:style-name="P31">B : PLL</text:p>
        </text:list-item>
        <text:list-item>
          <text:p text:style-name="P31">C : <text:s/>Alim ext</text:p>
        </text:list-item>
        <text:list-item>
          <text:p text:style-name="P31">D : Alim interne</text:p>
        </text:list-item>
        <text:list-item>
          <text:p text:style-name="P31">12V</text:p>
        </text:list-item>
        <text:list-item>
          <text:p text:style-name="P31">12 VTX</text:p>
        </text:list-item>
        <text:list-item>
          <text:p text:style-name="P31">12 VRX</text:p>
        </text:list-item>
        <text:list-item>
          <text:p text:style-name="P31">8V</text:p>
        </text:list-item>
        <text:list-item>
          <text:p text:style-name="P31">5VA</text:p>
        </text:list-item>
        <text:list-item>
          <text:p text:style-name="P31">5VD</text:p>
        </text:list-item>
        <text:list-item>
          <text:p text:style-name="P31">3,3V</text:p>
        </text:list-item>
      </text:list>
      <text:p text:style-name="P28"/>
      <text:p text:style-name="P22">Fonctions :</text:p>
      <text:p text:style-name="P10"/>
      <text:list xml:id="list2728945407927697935" text:style-name="L5">
        <text:list-item>
          <text:p text:style-name="P33">1 : On/Off</text:p>
        </text:list-item>
        <text:list-item>
          <text:p text:style-name="P33">2 : Volume</text:p>
        </text:list-item>
        <text:list-item>
          <text:p text:style-name="P33">3 : AGC</text:p>
        </text:list-item>
        <text:list-item>
          <text:p text:style-name="P33">4 : Band select 3,5/7/10/14/18/21/24/28</text:p>
        </text:list-item>
        <text:list-item>
          <text:p text:style-name="P33">5 : VFO</text:p>
        </text:list-item>
        <text:list-item>
          <text:p text:style-name="P33">6 : AF Gain</text:p>
        </text:list-item>
        <text:list-item>
          <text:p text:style-name="P33">7 : RF Gain</text:p>
        </text:list-item>
        <text:list-item>
          <text:p text:style-name="P33">8 : VFO CLAR</text:p>
        </text:list-item>
        <text:list-item>
          <text:p text:style-name="P33">9 : Mod select LSB/USB/CW/FM</text:p>
        </text:list-item>
        <text:list-item>
          <text:p text:style-name="P33">10 : Touche Fonction F1,, F7</text:p>
        </text:list-item>
        <text:list-item>
          <text:p text:style-name="P33">11 : Clavier Numerique</text:p>
        </text:list-item>
      </text:list>
      <text:p text:style-name="P28"/>
      <text:p text:style-name="P28"/>
      <text:p text:style-name="P28"/>
      <text:p text:style-name="P28"><text:soft-page-break/><text:tab/><text:span text:style-name="T4">Connexions Face Avant</text:span></text:p>
      <text:p text:style-name="P36"><text:s/></text:p>
      <text:list xml:id="list3219876918882237942" text:style-name="L6">
        <text:list-item>
          <text:p text:style-name="P34">DIN 5 Broches</text:p>
        </text:list-item>
        <text:list-item>
          <text:p text:style-name="P34">Phone jack 6,5 mm</text:p>
        </text:list-item>
        <text:list-item>
          <text:p text:style-name="P34">Key Jack 3,5 mm</text:p>
        </text:list-item>
        <text:list-item>
          <text:p text:style-name="P34">DATA DB9</text:p>
        </text:list-item>
        <text:list-item>
          <text:p text:style-name="P34">RJ12 DEBUG</text:p>
        </text:list-item>
      </text:list>
      <text:h text:style-name="P46" text:outline-level="3">Présentation de la face arrière</text:h>
      <text:p text:style-name="P28"><text:tab/>Les connexions suivantes seront disponibles en face arrière.</text:p>
      <text:p text:style-name="P28"/>
      <text:list xml:id="list4292826035698281525" text:style-name="L7">
        <text:list-item>
          <text:p text:style-name="P35">1 : Fiche secteur 220V</text:p>
        </text:list-item>
        <text:list-item>
          <text:p text:style-name="P35">2 : Entrée 12V externe</text:p>
        </text:list-item>
        <text:list-item>
          <text:p text:style-name="P35">3 : Antenne HF</text:p>
        </text:list-item>
        <text:list-item>
          <text:p text:style-name="P35">4 : Antenne 50 Mhz</text:p>
        </text:list-item>
        <text:list-item>
          <text:p text:style-name="P35">5 : Antenne VHF</text:p>
        </text:list-item>
        <text:list-item>
          <text:p text:style-name="P35">6 : Antenen UHF</text:p>
          <text:p text:style-name="P35"/>
        </text:list-item>
      </text:list>
      <text:h text:style-name="P43" text:outline-level="2">Schéma fonctionnel du 1 er degrés</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96cm" fo:margin-right="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text-indent="1cm" style:auto-text-indent="false" fo:background-color="transparent" style:shadow="none">
        <style:tab-stops/>
        <style:background-image/>
      </style:paragraph-properties>
      <style:text-properties style:font-name="Andalus"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3-04-01T20:53:32.09</meta:creation-date>
    <dc:date>2013-05-10T11:22:32.19</dc:date>
    <meta:editing-duration>PT2H41M51S</meta:editing-duration>
    <meta:editing-cycles>22</meta:editing-cycles>
    <meta:generator>OpenOffice.org/3.4.1$Win32 OpenOffice.org_project/341m1$Build-9593</meta:generator>
    <meta:document-statistic meta:table-count="0" meta:image-count="0" meta:object-count="0" meta:page-count="10" meta:paragraph-count="98" meta:word-count="1187" meta:character-count="6549"/>
  </office:meta>
</office:document-meta>
</file>